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B000000120CC9EFCE8.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1B000000120F32958F0.png"/>
  <manifest:file-entry manifest:media-type="image/png" manifest:full-path="Pictures/100002010000035B000002A486F6038E.png"/>
  <manifest:file-entry manifest:media-type="image/png" manifest:full-path="Pictures/10000201000001B000000120E08202B0.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35E000002754DDCE1E2.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break-before="page"/>
      <style:text-properties style:font-name="Microsoft JhengHei"/>
    </style:style>
    <style:style style:name="P22" style:family="paragraph" style:parent-style-name="Standard">
      <style:paragraph-properties fo:break-before="page"/>
      <style:text-properties style:font-name="Microsoft JhengHei" fo:font-size="11pt" style:font-size-asian="11pt" style:font-size-complex="11pt"/>
    </style:style>
    <style:style style:name="P23" style:family="paragraph" style:parent-style-name="Standard">
      <style:text-properties style:font-name="Microsoft JhengHei"/>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text-properties style:font-name="Microsoft JhengHei" fo:font-size="11pt" style:font-size-asian="11pt" style:font-size-complex="11pt"/>
    </style:style>
    <style:style style:name="P27" style:family="paragraph" style:parent-style-name="Standard" style:list-style-name="L3">
      <style:text-properties style:font-name="Microsoft JhengHei" fo:font-size="11pt" style:font-size-asian="11pt" style:font-size-complex="11pt"/>
    </style:style>
    <style:style style:name="P28" style:family="paragraph" style:parent-style-name="Standard" style:list-style-name="L4">
      <style:text-properties style:font-name="Microsoft JhengHei" fo:font-size="11pt" style:font-size-asian="11pt" style:font-size-complex="11pt"/>
    </style:style>
    <style:style style:name="P29" style:family="paragraph" style:parent-style-name="Standard" style:list-style-name="L6">
      <style:text-properties style:font-name="Microsoft JhengHei" fo:font-size="11pt" style:font-size-asian="11pt" style:font-size-complex="11pt"/>
    </style:style>
    <style:style style:name="P30" style:family="paragraph" style:parent-style-name="Standard" style:list-style-name="L8">
      <style:text-properties style:font-name="Microsoft JhengHei" fo:font-size="11pt" style:font-size-asian="11pt" style:font-size-complex="11pt"/>
    </style:style>
    <style:style style:name="P31" style:family="paragraph" style:parent-style-name="Standard" style:list-style-name="L9">
      <style:text-properties style:font-name="Microsoft JhengHei" fo:font-size="11pt" style:font-size-asian="11pt" style:font-size-complex="11pt"/>
    </style:style>
    <style:style style:name="P32" style:family="paragraph" style:parent-style-name="Standard" style:list-style-name="L10">
      <style:text-properties style:font-name="Microsoft JhengHei" fo:font-size="11pt" style:font-size-asian="11pt" style:font-size-complex="11pt"/>
    </style:style>
    <style:style style:name="P33" style:family="paragraph" style:parent-style-name="Standard" style:list-style-name="L14">
      <style:text-properties style:font-name="Microsoft JhengHei" fo:font-size="11pt" style:font-size-asian="11pt" style:font-size-complex="11pt"/>
    </style:style>
    <style:style style:name="P34" style:family="paragraph" style:parent-style-name="Standard" style:list-style-name="L15">
      <style:text-properties style:font-name="Microsoft JhengHei" fo:font-size="11pt" style:font-size-asian="11pt" style:font-size-complex="11pt"/>
    </style:style>
    <style:style style:name="P35" style:family="paragraph" style:parent-style-name="Standard" style:list-style-name="L16">
      <style:text-properties style:font-name="Microsoft JhengHei" fo:font-size="11pt" style:font-size-asian="11pt" style:font-size-complex="11pt"/>
    </style:style>
    <style:style style:name="P36" style:family="paragraph" style:parent-style-name="Standard" style:list-style-name="L17">
      <style:text-properties style:font-name="Microsoft JhengHei" fo:font-size="11pt" style:font-size-asian="11pt" style:font-size-complex="11pt"/>
    </style:style>
    <style:style style:name="P37" style:family="paragraph" style:parent-style-name="Standard" style:list-style-name="L18">
      <style:text-properties style:font-name="Microsoft JhengHei" fo:font-size="11pt" style:font-size-asian="11pt" style:font-size-complex="11pt"/>
    </style:style>
    <style:style style:name="P38" style:family="paragraph" style:parent-style-name="Standard" style:list-style-name="L26">
      <style:text-properties style:font-name="Microsoft JhengHei" fo:font-size="11pt" style:font-size-asian="11pt" style:font-size-complex="11pt"/>
    </style:style>
    <style:style style:name="P39" style:family="paragraph" style:parent-style-name="Standard" style:list-style-name="L27">
      <style:text-properties style:font-name="Microsoft JhengHei" fo:font-size="11pt" style:font-size-asian="11pt" style:font-size-complex="11pt"/>
    </style:style>
    <style:style style:name="P40" style:family="paragraph" style:parent-style-name="Standard" style:list-style-name="L28">
      <style:text-properties style:font-name="Microsoft JhengHei" fo:font-size="11pt" style:font-size-asian="11pt" style:font-size-complex="11pt"/>
    </style:style>
    <style:style style:name="P41" style:family="paragraph" style:parent-style-name="Standard" style:list-style-name="L29">
      <style:text-properties style:font-name="Microsoft JhengHei" fo:font-size="11pt" style:font-size-asian="11pt" style:font-size-complex="11pt"/>
    </style:style>
    <style:style style:name="P42" style:family="paragraph" style:parent-style-name="Standard" style:list-style-name="L30">
      <style:text-properties style:font-name="Microsoft JhengHei" fo:font-size="11pt" style:font-size-asian="11pt" style:font-size-complex="11pt"/>
    </style:style>
    <style:style style:name="P43" style:family="paragraph" style:parent-style-name="Standard" style:list-style-name="L31">
      <style:text-properties style:font-name="Microsoft JhengHei" fo:font-size="11pt" style:font-size-asian="11pt" style:font-size-complex="11pt"/>
    </style:style>
    <style:style style:name="P44" style:family="paragraph" style:parent-style-name="Standard" style:list-style-name="L32">
      <style:text-properties style:font-name="Microsoft JhengHei" fo:font-size="11pt" style:font-size-asian="11pt" style:font-size-complex="11pt"/>
    </style:style>
    <style:style style:name="P45" style:family="paragraph" style:parent-style-name="Standard" style:list-style-name="L33">
      <style:text-properties style:font-name="Microsoft JhengHei" fo:font-size="11pt" style:font-size-asian="11pt" style:font-size-complex="11pt"/>
    </style:style>
    <style:style style:name="P46" style:family="paragraph" style:parent-style-name="Standard" style:list-style-name="L34">
      <style:text-properties style:font-name="Microsoft JhengHei" fo:font-size="11pt" style:font-size-asian="11pt" style:font-size-complex="11pt"/>
    </style:style>
    <style:style style:name="P47" style:family="paragraph" style:parent-style-name="Standard" style:list-style-name="L35">
      <style:text-properties style:font-name="Microsoft JhengHei" fo:font-size="11pt" style:font-size-asian="11pt" style:font-size-complex="11pt"/>
    </style:style>
    <style:style style:name="P48" style:family="paragraph" style:parent-style-name="Standard" style:list-style-name="L36">
      <style:text-properties style:font-name="Microsoft JhengHei" fo:font-size="11pt" style:font-size-asian="11pt" style:font-size-complex="11pt"/>
    </style:style>
    <style:style style:name="P49" style:family="paragraph" style:parent-style-name="Standard" style:list-style-name="L40">
      <style:text-properties style:font-name="Microsoft JhengHei" fo:font-size="11pt" style:font-size-asian="11pt" style:font-size-complex="11pt"/>
    </style:style>
    <style:style style:name="P50" style:family="paragraph" style:parent-style-name="Standard" style:list-style-name="L41">
      <style:text-properties style:font-name="Microsoft JhengHei" fo:font-size="11pt" style:font-size-asian="11pt" style:font-size-complex="11pt"/>
    </style:style>
    <style:style style:name="P51" style:family="paragraph" style:parent-style-name="Standard" style:list-style-name="L42">
      <style:text-properties style:font-name="Microsoft JhengHei" fo:font-size="11pt" style:font-size-asian="11pt" style:font-size-complex="11pt"/>
    </style:style>
    <style:style style:name="P52" style:family="paragraph" style:parent-style-name="Standard" style:list-style-name="L43">
      <style:text-properties style:font-name="Microsoft JhengHei" fo:font-size="11pt" style:font-size-asian="11pt" style:font-size-complex="11pt"/>
    </style:style>
    <style:style style:name="P53" style:family="paragraph" style:parent-style-name="Standard" style:list-style-name="L47">
      <style:text-properties style:font-name="Microsoft JhengHei" fo:font-size="11pt" style:font-size-asian="11pt" style:font-size-complex="11pt"/>
    </style:style>
    <style:style style:name="P54" style:family="paragraph" style:parent-style-name="Standard" style:list-style-name="L48">
      <style:text-properties style:font-name="Microsoft JhengHei" fo:font-size="11pt" style:font-size-asian="11pt" style:font-size-complex="11pt"/>
    </style:style>
    <style:style style:name="P55" style:family="paragraph" style:parent-style-name="Standard" style:list-style-name="L50">
      <style:text-properties style:font-name="Microsoft JhengHei" fo:font-size="11pt" style:font-size-asian="11pt" style:font-size-complex="11pt"/>
    </style:style>
    <style:style style:name="P56" style:family="paragraph" style:parent-style-name="Standard" style:list-style-name="L53">
      <style:text-properties style:font-name="Microsoft JhengHei" fo:font-size="11pt" style:font-size-asian="11pt" style:font-size-complex="11pt"/>
    </style:style>
    <style:style style:name="P57" style:family="paragraph" style:parent-style-name="Standard" style:list-style-name="L54">
      <style:text-properties style:font-name="Microsoft JhengHei" fo:font-size="11pt" style:font-size-asian="11pt" style:font-size-complex="11pt"/>
    </style:style>
    <style:style style:name="P58" style:family="paragraph" style:parent-style-name="Standard" style:list-style-name="L55">
      <style:text-properties style:font-name="Microsoft JhengHei" fo:font-size="11pt" style:font-size-asian="11pt" style:font-size-complex="11pt"/>
    </style:style>
    <style:style style:name="P59" style:family="paragraph" style:parent-style-name="Standard" style:list-style-name="L57">
      <style:text-properties style:font-name="Microsoft JhengHei" fo:font-size="11pt" style:font-size-asian="11pt" style:font-size-complex="11pt"/>
    </style:style>
    <style:style style:name="P60" style:family="paragraph" style:parent-style-name="Standard" style:list-style-name="L58">
      <style:text-properties style:font-name="Microsoft JhengHei" fo:font-size="11pt" style:font-size-asian="11pt" style:font-size-complex="11pt"/>
    </style:style>
    <style:style style:name="P61" style:family="paragraph" style:parent-style-name="Standard" style:list-style-name="L64">
      <style:text-properties style:font-name="Microsoft JhengHei" fo:font-size="11pt" style:font-size-asian="11pt" style:font-size-complex="11pt"/>
    </style:style>
    <style:style style:name="P62" style:family="paragraph" style:parent-style-name="Standard" style:list-style-name="L65">
      <style:text-properties style:font-name="Microsoft JhengHei" fo:font-size="11pt" style:font-size-asian="11pt" style:font-size-complex="11pt"/>
    </style:style>
    <style:style style:name="P63" style:family="paragraph" style:parent-style-name="Standard" style:list-style-name="L66">
      <style:text-properties style:font-name="Microsoft JhengHei" fo:font-size="11pt" style:font-size-asian="11pt" style:font-size-complex="11pt"/>
    </style:style>
    <style:style style:name="P64"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65"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66" style:family="paragraph" style:parent-style-name="Standard" style:list-style-name="L37">
      <style:text-properties style:font-name="Microsoft JhengHei" fo:font-size="11pt" style:text-underline-style="none" style:font-size-asian="11pt" style:font-size-complex="11pt"/>
    </style:style>
    <style:style style:name="P67" style:family="paragraph" style:parent-style-name="Standard" style:list-style-name="L38">
      <style:text-properties style:font-name="Microsoft JhengHei" fo:font-size="11pt" style:text-underline-style="none" style:font-size-asian="11pt" style:font-size-complex="11pt"/>
    </style:style>
    <style:style style:name="P68" style:family="paragraph" style:parent-style-name="Standard" style:list-style-name="L39">
      <style:text-properties style:font-name="Microsoft JhengHei" fo:font-size="11pt" style:text-underline-style="none" style:font-size-asian="11pt" style:font-size-complex="11pt"/>
    </style:style>
    <style:style style:name="P69" style:family="paragraph" style:parent-style-name="Standard" style:list-style-name="L5">
      <style:text-properties style:font-name="Microsoft JhengHei"/>
    </style:style>
    <style:style style:name="P70" style:family="paragraph" style:parent-style-name="Standard" style:list-style-name="L7">
      <style:text-properties style:font-name="Microsoft JhengHei"/>
    </style:style>
    <style:style style:name="P71" style:family="paragraph" style:parent-style-name="Standard" style:list-style-name="L11">
      <style:text-properties style:font-name="Microsoft JhengHei"/>
    </style:style>
    <style:style style:name="P72" style:family="paragraph" style:parent-style-name="Standard" style:list-style-name="L13">
      <style:text-properties style:font-name="Microsoft JhengHei"/>
    </style:style>
    <style:style style:name="P73" style:family="paragraph" style:parent-style-name="Standard" style:list-style-name="L19">
      <style:text-properties style:font-name="Microsoft JhengHei"/>
    </style:style>
    <style:style style:name="P74" style:family="paragraph" style:parent-style-name="Standard" style:list-style-name="L20">
      <style:text-properties style:font-name="Microsoft JhengHei"/>
    </style:style>
    <style:style style:name="P75" style:family="paragraph" style:parent-style-name="Standard" style:list-style-name="L21">
      <style:text-properties style:font-name="Microsoft JhengHei" fo:font-size="12pt" style:font-size-asian="12pt" style:font-size-complex="12pt"/>
    </style:style>
    <style:style style:name="P76" style:family="paragraph" style:parent-style-name="Standard" style:list-style-name="L30">
      <style:text-properties style:font-name="Microsoft JhengHei" fo:font-size="12pt" style:font-size-asian="12pt" style:font-size-complex="12pt"/>
    </style:style>
    <style:style style:name="P77" style:family="paragraph" style:parent-style-name="Standard" style:list-style-name="L23">
      <style:text-properties style:font-name="Microsoft JhengHei"/>
    </style:style>
    <style:style style:name="P78" style:family="paragraph" style:parent-style-name="Standard" style:list-style-name="L24">
      <style:text-properties style:font-name="Microsoft JhengHei"/>
    </style:style>
    <style:style style:name="P79" style:family="paragraph" style:parent-style-name="Standard" style:list-style-name="L25">
      <style:text-properties style:font-name="Microsoft JhengHei"/>
    </style:style>
    <style:style style:name="P80" style:family="paragraph" style:parent-style-name="Standard" style:list-style-name="L45">
      <style:text-properties style:font-name="Microsoft JhengHei"/>
    </style:style>
    <style:style style:name="P81" style:family="paragraph" style:parent-style-name="Standard" style:list-style-name="L46">
      <style:text-properties style:font-name="Microsoft JhengHei"/>
    </style:style>
    <style:style style:name="P82" style:family="paragraph" style:parent-style-name="Standard" style:list-style-name="L51">
      <style:text-properties style:font-name="Microsoft JhengHei"/>
    </style:style>
    <style:style style:name="P83" style:family="paragraph" style:parent-style-name="Standard" style:list-style-name="L52">
      <style:text-properties style:font-name="Microsoft JhengHei"/>
    </style:style>
    <style:style style:name="P84" style:family="paragraph" style:parent-style-name="Standard" style:list-style-name="L56">
      <style:text-properties style:font-name="Microsoft JhengHei"/>
    </style:style>
    <style:style style:name="P85" style:family="paragraph" style:parent-style-name="Standard" style:list-style-name="L59">
      <style:text-properties style:font-name="Microsoft JhengHei"/>
    </style:style>
    <style:style style:name="P86" style:family="paragraph" style:parent-style-name="Standard" style:list-style-name="L60">
      <style:text-properties style:font-name="Microsoft JhengHei"/>
    </style:style>
    <style:style style:name="P87" style:family="paragraph" style:parent-style-name="Standard" style:list-style-name="L61">
      <style:text-properties style:font-name="Microsoft JhengHei"/>
    </style:style>
    <style:style style:name="P88" style:family="paragraph" style:parent-style-name="Standard" style:list-style-name="L62">
      <style:text-properties style:font-name="Microsoft JhengHei"/>
    </style:style>
    <style:style style:name="P89" style:family="paragraph" style:parent-style-name="Standard" style:list-style-name="L63">
      <style:text-properties style:font-name="Microsoft JhengHei"/>
    </style:style>
    <style:style style:name="P90" style:family="paragraph" style:parent-style-name="Standard" style:list-style-name="L12">
      <style:paragraph-properties fo:break-before="page"/>
      <style:text-properties style:font-name="Microsoft JhengHei"/>
    </style:style>
    <style:style style:name="P91" style:family="paragraph" style:parent-style-name="Standard" style:list-style-name="L44">
      <style:paragraph-properties fo:break-before="page"/>
      <style:text-properties style:font-name="Microsoft JhengHei"/>
    </style:style>
    <style:style style:name="P92" style:family="paragraph" style:parent-style-name="Standard" style:list-style-name="L45">
      <style:paragraph-properties fo:break-before="page"/>
      <style:text-properties style:font-name="Microsoft JhengHei"/>
    </style:style>
    <style:style style:name="P93" style:family="paragraph" style:parent-style-name="Standard" style:list-style-name="L51">
      <style:paragraph-properties fo:break-before="page"/>
      <style:text-properties style:font-name="Microsoft JhengHei"/>
    </style:style>
    <style:style style:name="P94"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95"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1548524806085474516" text:style-name="L1">
        <text:list-item>
          <text:p text:style-name="P24">Hypothèse d'origine :</text:p>
          <text:p text:style-name="P24"/>
        </text:list-item>
      </text:list>
      <text:list xml:id="list12125964514938656" text:style-name="L2">
        <text:list-item>
          <text:list>
            <text:list-item>
              <text:p text:style-name="P25">Volonté d'étudier quel phénomène</text:p>
            </text:list-item>
          </text:list>
        </text:list-item>
      </text:list>
      <text:p text:style-name="P1"/>
      <text:list xml:id="list6599632105167233199" text:style-name="L3">
        <text:list-item>
          <text:list>
            <text:list-item>
              <text:list>
                <text:list-item>
                  <text:p text:style-name="P2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6859895643599750369" text:style-name="L4">
        <text:list-item>
          <text:list>
            <text:list-item>
              <text:p text:style-name="P28">Le premier, avoir beaucoup de données c'est bien, mais attention à ne pas en avoir trop, on risque de s'y perdre et d'utiliser plusieurs éléments qui veulent dire la même chose ou des variables sans aucun intérêt.</text:p>
            </text:list-item>
            <text:list-item>
              <text:p text:style-name="P2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8340068263453136559" text:style-name="L5">
        <text:list-item>
          <text:list>
            <text:list-item>
              <text:list>
                <text:list-item>
                  <text:p text:style-name="P69">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1933245710612749029" text:style-name="L6">
        <text:list-item>
          <text:p text:style-name="P29">Bundesliga</text:p>
        </text:list-item>
        <text:list-item>
          <text:p text:style-name="P29">La liga</text:p>
        </text:list-item>
        <text:list-item>
          <text:p text:style-name="P29">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3281730247441616490" text:style-name="L7">
        <text:list-item>
          <text:list>
            <text:list-item>
              <text:list>
                <text:list-item>
                  <text:p text:style-name="P70">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8394027372633176388" text:style-name="L8">
        <text:list-item>
          <text:list>
            <text:list-item>
              <text:p text:style-name="P30">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4790372232294976186" text:style-name="L9">
        <text:list-item>
          <text:list>
            <text:list-item>
              <text:p text:style-name="P3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6966378861162519549" text:style-name="L10">
        <text:list-item>
          <text:list>
            <text:list-item>
              <text:p text:style-name="P3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401074" text:continue-numbering="true" text:style-name="L10">
        <text:list-item>
          <text:list>
            <text:list-item>
              <text:p text:style-name="P3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7663423705995043238" text:style-name="L11">
        <text:list-item>
          <text:list>
            <text:list-item>
              <text:list>
                <text:list-item>
                  <text:p text:style-name="P71">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367872941678933726" text:style-name="L12">
        <text:list-item>
          <text:p text:style-name="P90">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1014098623412265664" text:style-name="L13">
        <text:list-item>
          <text:list>
            <text:list-item>
              <text:p text:style-name="P72">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9071502782539971642" text:style-name="L14">
        <text:list-item>
          <text:list>
            <text:list-item>
              <text:list>
                <text:list-item>
                  <text:p text:style-name="P33">Les différents sites</text:p>
                  <text:p text:style-name="P33"/>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570883032407419031" text:style-name="L15">
        <text:list-item>
          <text:list>
            <text:list-item>
              <text:list>
                <text:list-item>
                  <text:p text:style-name="P34">Les variables </text:p>
                </text:list-item>
              </text:list>
            </text:list-item>
          </text:list>
        </text:list-item>
      </text:list>
      <text:list xml:id="list5338481797695253832" text:style-name="L16">
        <text:list-item>
          <text:list>
            <text:list-item>
              <text:list>
                <text:list-header>
                  <text:p text:style-name="P35"/>
                </text:list-header>
              </text:list>
            </text:list-item>
          </text:list>
        </text:list-item>
      </text:list>
      <text:p text:style-name="P2">Dans mon esprit, j'avais énuméré des variables qui me semblaient évidente à rassembler pour la constitution de mon étude :</text:p>
      <text:list xml:id="list8834257643865689172" text:style-name="L17">
        <text:list-item>
          <text:list>
            <text:list-item>
              <text:p text:style-name="P36">Possession (mais avec un doute sur sa pertinence)</text:p>
            </text:list-item>
            <text:list-item>
              <text:p text:style-name="P36">Contre attaque (le nombre de contre-attaques menées)</text:p>
            </text:list-item>
            <text:list-item>
              <text:p text:style-name="P36">Formations (des deux équipes)</text:p>
            </text:list-item>
            <text:list-item>
              <text:p text:style-name="P36">Coachs pour modéliser les éventuelles stratégies </text:p>
            </text:list-item>
          </text:list>
        </text:list-item>
      </text:list>
      <text:list xml:id="list1345658913996710879" text:style-name="L18">
        <text:list-item>
          <text:list>
            <text:list-item>
              <text:p text:style-name="P37">Effectifs <text:s/>(valeur de l'effectif et/ou des joueurs. J'ai également pensé aux notes des jeux fifa.</text:p>
            </text:list-item>
            <text:list-item>
              <text:p text:style-name="P37">Fautes subies ou penaltys+coup francs (l'agressivité ou capacité à provoquer la faute expliquerait une différence de niveau forte entre les équipes</text:p>
            </text:list-item>
            <text:list-item>
              <text:p text:style-name="P37">Saves du gardien (par match ou par équipe)</text:p>
            </text:list-item>
            <text:list-item>
              <text:p text:style-name="P37"><text:soft-page-break/>Forme : le repos est il pertinent entre deux matchs (sachant que dans le football, peu d'équipe jouent plus de 2 matchs par semaine)</text:p>
            </text:list-item>
            <text:list-item>
              <text:p text:style-name="P37">Age moyen de l'équipe (pour évaluer l'impact de l'expérience)</text:p>
            </text:list-item>
            <text:list-item>
              <text:p text:style-name="P37">Période de l'année (effet du froid ou du chaud) </text:p>
            </text:list-item>
            <text:list-item>
              <text:p text:style-name="P37">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5610080245350032103" text:style-name="L19">
        <text:list-item>
          <text:list>
            <text:list-item>
              <text:p text:style-name="P73">Technologie utilisée</text:p>
            </text:list-item>
          </text:list>
        </text:list-item>
      </text:list>
      <text:p text:style-name="P1"/>
      <text:list xml:id="list7939070489560352160" text:style-name="L20">
        <text:list-item>
          <text:list>
            <text:list-item>
              <text:list>
                <text:list-item>
                  <text:p text:style-name="P74">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4604982829470167299" text:style-name="L21">
        <text:list-item>
          <text:list>
            <text:list-item>
              <text:list>
                <text:list-item>
                  <text:p text:style-name="P75">Le script</text:p>
                </text:list-item>
              </text:list>
            </text:list-item>
          </text:list>
        </text:list-item>
      </text:list>
      <text:p text:style-name="P12"/>
      <text:p text:style-name="P2">Les librairies nécessaire à ce script sont :</text:p>
      <text:p text:style-name="P2"/>
      <text:p text:style-name="P13">import requests</text:p>
      <text:p text:style-name="P14">from bs4 import BeautifulSoup</text:p>
      <text:p text:style-name="P14">from tqdm import tqdm</text:p>
      <text:p text:style-name="P14">from datetime import datetime</text:p>
      <text:p text:style-name="P14">import os</text:p>
      <text:p text:style-name="P14"><text:soft-page-break/>import time</text:p>
      <text:p text:style-name="P14">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5">def data_fbref(saison):</text:p>
      <text:p text:style-name="P16"><text:s text:c="4"/></text:p>
      <text:p text:style-name="P16"><text:s text:c="4"/>os.chdir("bdd")</text:p>
      <text:p text:style-name="P16"><text:s text:c="4"/></text:p>
      <text:p text:style-name="P16"><text:s text:c="4"/>liste_saison = ["2021-2022"]</text:p>
      <text:p text:style-name="P16"><text:s text:c="4"/></text:p>
      <text:p text:style-name="P16"><text:s text:c="4"/>codes = pd.read_csv("data/code_seriea.txt", sep = ";")</text:p>
      <text:p text:style-name="P16"><text:s text:c="4"/>values = pd.read_csv("data/value_tm.txt", sep=";")</text:p>
      <text:p text:style-name="P16"><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7"><text:s text:c="4"/>for saison in liste_saison:</text:p>
      <text:p text:style-name="P18"><text:s text:c="8"/>for i in tqdm(codes.index):</text:p>
      <text:p text:style-name="P18"><text:s text:c="12"/>try:</text:p>
      <text:p text:style-name="P18"><text:s text:c="16"/>url_stat = "https://fbref.com/en/squads/"+str(codes["code_url"][i])+"/"+str(saison)+"/"+str(codes["code"][i])+"-Stats"</text:p>
      <text:p text:style-name="P18"><text:s text:c="16"/>url_shoot = "https://fbref.com/en/squads/"+str(codes["code_url"][i])+"/"+str(saison)<text:soft-page-break/>+"/matchlogs/all_comps/shooting/"+str(codes["code"][i])+"-Match-Logs-All-Competitions" </text:p>
      <text:p text:style-name="P18"><text:s text:c="16"/>url_passe = "https://fbref.com/en/squads/"+str(codes["code_url"][i])+"/"+str(saison)+"/matchlogs/all_comps/passing/"+str(codes["code"][i])+"-Match-Logs-All-Competitions" </text:p>
      <text:p text:style-name="P18"><text:s text:c="16"/>#url_def = "https://fbref.com/en/squads/"+str(codes["code_url"][i])+"/"+str(saison)+"/matchlogs/all_comps/defense/"+str(codes["code"][i])+"-Match-Logs-All-Competitions" </text:p>
      <text:p text:style-name="P18"><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4709284059930761566" text:style-name="L22">
        <text:list-item>
          <text:p text:style-name="P94"><text:a xlink:type="simple" xlink:href="https://fbref.com/en/squads/" text:style-name="Internet_20_link" text:visited-style-name="Visited_20_Internet_20_Link">https://fbref.com/en/squads/</text:a> == L'url principale et commune à toutes les tables</text:p>
        </text:list-item>
        <text:list-item>
          <text:p text:style-name="P95">str(codes["code_url"][i]) == On ajoute le fameux code de l'équipe (colonne de droite dans la table)</text:p>
        </text:list-item>
        <text:list-item>
          <text:p text:style-name="P95">str(saison) == On ajoute ensuite l'année qui nous intéresse (ici 2021-2022)</text:p>
        </text:list-item>
        <text:list-item>
          <text:p text:style-name="P95">matchlogs/all_comps/ == Cette partie est commune aux différentes url par thématique mais pas sur l'url des statistiques générales.</text:p>
        </text:list-item>
        <text:list-item>
          <text:p text:style-name="P64">Shooting, <text:s/>passing ou misc == Pour préciser quelle table nous intéresse précisément</text:p>
        </text:list-item>
        <text:list-item>
          <text:p text:style-name="P64">str(codes["code"][i]) == On ajoute le code de l'équipe issu de la table. Il s'agit ici du nom de l'équipe (par exemple Milan ou Juventus etc...)</text:p>
        </text:list-item>
        <text:list-item>
          <text:p text:style-name="P64">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5">r = requests.get(url_stat)</text:p>
      <text:p text:style-name="P16"><text:s text:c="16"/>r_html = r.text</text:p>
      <text:p text:style-name="P16"><text:s text:c="16"/>soup = BeautifulSoup(r_html,'html.parser')</text:p>
      <text:p text:style-name="P16"><text:soft-page-break/><text:s text:c="16"/>table=soup.find_all('table', {'id' : 'matchlogs_for'})</text:p>
      <text:p text:style-name="P16"><text:s text:c="12"/></text:p>
      <text:p text:style-name="P16"><text:s text:c="16"/>tab_temp = pd.read_html(str(table[0]))[0]</text:p>
      <text:p text:style-name="P16"><text:s text:c="16"/>tab_temp["team"] = codes["code"][i]</text:p>
      <text:p text:style-name="P16"><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8"/>
      <text:p text:style-name="P18">tab_shoot[["key","Sh","SoT","Dist","FK","PK"]]</text:p>
      <text:p text:style-name="P18"><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19"><text:soft-page-break/><text:s text:c="16"/>tab_temp = tab_temp.merge(tab_shoot, how="left",on="key")</text:p>
      <text:p text:style-name="P20"><text:s text:c="16"/>tab_temp = tab_temp.merge(tab_pass, how="left",on="key")</text:p>
      <text:p text:style-name="P20"><text:s text:c="16"/>tab_temp = tab_temp.merge(tab_misc, how="left",on="key")</text:p>
      <text:p text:style-name="P20"><text:s text:c="16"/></text:p>
      <text:p text:style-name="P20"><text:s text:c="16"/>tm_data = values.loc[values["team"] == tab_temp["team"][0]]</text:p>
      <text:p text:style-name="P20"><text:s text:c="16"/>tm_data = tm_data[["team","age","value"]] <text:s text:c="3"/></text:p>
      <text:p text:style-name="P20"><text:s text:c="16"/></text:p>
      <text:p text:style-name="P20"><text:s text:c="16"/>tab_temp = tab_temp.merge(tm_data, how="left",on="team")</text:p>
      <text:p text:style-name="P20"><text:s text:c="16"/></text:p>
      <text:p text:style-name="P20"><text:s text:c="16"/>tab_temp["repos"] = 10</text:p>
      <text:p text:style-name="P20"><text:s text:c="16"/></text:p>
      <text:p text:style-name="P20"><text:s text:c="16"/>for j in range(1,len(tab_temp)):</text:p>
      <text:p text:style-name="P20"><text:s text:c="20"/>tab_temp["repos"][j] = abs((datetime.strptime(tab_temp["Date"][j], "%Y-%m-%d") - datetime.strptime(tab_temp["Date"][j-1], "%Y-%m-%d")).days)</text:p>
      <text:p text:style-name="P20"><text:s text:c="20"/></text:p>
      <text:p text:style-name="P20"><text:s text:c="16"/>tab_temp = tab_temp[tab_temp['Result'].notna()]</text:p>
      <text:p text:style-name="P20"><text:s text:c="16"/></text:p>
      <text:p text:style-name="P20"><text:s text:c="16"/>liste_df.append(tab_temp)</text:p>
      <text:p text:style-name="P20"><text:s text:c="16"/>time.sleep(10)</text:p>
      <text:p text:style-name="P20"><text:s text:c="16"/></text:p>
      <text:p text:style-name="P20"><text:s text:c="12"/>except:</text:p>
      <text:p text:style-name="P20"><text:s text:c="16"/>print(codes["code"][i])</text:p>
      <text:p text:style-name="P20"><text:s text:c="16"/></text:p>
      <text:p text:style-name="P20"/>
      <text:p text:style-name="P20"><text:s text:c="4"/>data=pd.concat(liste_df)</text:p>
      <text:p text:style-name="P20"><text:s text:c="4"/></text:p>
      <text:p text:style-name="P20"><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8102422446491462399" text:style-name="L23">
        <text:list-item>
          <text:list>
            <text:list-item>
              <text:p text:style-name="P77">Utilisation des variables pour le modèle</text:p>
            </text:list-item>
          </text:list>
        </text:list-item>
      </text:list>
      <text:p text:style-name="P1"/>
      <text:list xml:id="list4064850734701506989" text:style-name="L24">
        <text:list-item>
          <text:list>
            <text:list-item>
              <text:list>
                <text:list-item>
                  <text:p text:style-name="P78">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4372819956582528475" text:style-name="L25">
        <text:list-item>
          <text:list>
            <text:list-item>
              <text:list>
                <text:list-item>
                  <text:p text:style-name="P79">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2524978652294521638" text:style-name="L26">
        <text:list-item>
          <text:p text:style-name="P38">possession et pourcentage de passes complétées = 0,57</text:p>
        </text:list-item>
        <text:list-item>
          <text:p text:style-name="P38">Valeur de l'équipe et pourcentage de passes complétées = 0,47</text:p>
        </text:list-item>
        <text:list-item>
          <text:p text:style-name="P38">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1607200432856734293" text:style-name="L27">
        <text:list-item>
          <text:p text:style-name="P39">possession = 0,53</text:p>
        </text:list-item>
        <text:list-item>
          <text:p text:style-name="P39">victoire = 0,40</text:p>
        </text:list-item>
        <text:list-item>
          <text:p text:style-name="P39">tirs cadrés = 0,34</text:p>
        </text:list-item>
        <text:list-item>
          <text:p text:style-name="P39">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4195850791747669004" text:style-name="L28">
        <text:list-item>
          <text:list>
            <text:list-item>
              <text:list>
                <text:list-item>
                  <text:list>
                    <text:list-item>
                      <text:p text:style-name="P40">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7199252771819220980" text:style-name="L29">
        <text:list-item>
          <text:p text:style-name="P41">l'impossibilité de comparer l'impact d'une formation sur une autre</text:p>
        </text:list-item>
        <text:list-item>
          <text:p text:style-name="P41">la significativité de la valeur de l'équipe (qui au fond traduit énormément d'éléments sur l'équipe)</text:p>
        </text:list-item>
        <text:list-item>
          <text:p text:style-name="P41">Le bénéfice de jouer à domicile </text:p>
        </text:list-item>
        <text:list-item>
          <text:p text:style-name="P41">les effets des penaltys et cartons rouges (moins de cartons jaunes qui se sont montrés moins significatifs)</text:p>
        </text:list-item>
        <text:list-item>
          <text:p text:style-name="P41">le faible intérêt de l'âge moyen des effectifs dans le modèle</text:p>
        </text:list-item>
        <text:list-item>
          <text:p text:style-name="P41">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1"><text:soft-page-break/>L'intérêt, la significativité et le signe du coefficient de la distance moyenne de tir</text:p>
        </text:list-item>
        <text:list-item>
          <text:p text:style-name="P41">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1170861086175260253" text:style-name="L30">
        <text:list-item>
          <text:list>
            <text:list-item>
              <text:list>
                <text:list-item>
                  <text:p text:style-name="P76">Recherche et intégration de données sur les joueurs</text:p>
                  <text:p text:style-name="P42"/>
                </text:list-item>
              </text:list>
            </text:list-item>
          </text:list>
        </text:list-item>
      </text:list>
      <text:list xml:id="list8344875503352310237" text:style-name="L31">
        <text:list-item>
          <text:list>
            <text:list-item>
              <text:list>
                <text:list-item>
                  <text:list>
                    <text:list-item>
                      <text:p text:style-name="P43">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8151928443483885370" text:style-name="L32">
        <text:list-item>
          <text:list>
            <text:list-item>
              <text:p text:style-name="P44">Nombre de km parcourus</text:p>
            </text:list-item>
            <text:list-item>
              <text:p text:style-name="P44">Nombre d'interceptions</text:p>
            </text:list-item>
            <text:list-item>
              <text:p text:style-name="P44">%age de passes réussies</text:p>
            </text:list-item>
            <text:list-item>
              <text:p text:style-name="P44"><text:s/>Les passes décisives</text:p>
            </text:list-item>
            <text:list-item>
              <text:p text:style-name="P44">Tacles réussis</text:p>
            </text:list-item>
          </text:list>
        </text:list-item>
      </text:list>
      <text:list xml:id="list2551924813817021594" text:style-name="L33">
        <text:list-item>
          <text:list>
            <text:list-item>
              <text:p text:style-name="P45">Nombre de cartons</text:p>
            </text:list-item>
          </text:list>
        </text:list-item>
      </text:list>
      <text:list xml:id="list4866880683231858933" text:style-name="L34">
        <text:list-item>
          <text:list>
            <text:list-item>
              <text:p text:style-name="P46">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5020738202554545350" text:style-name="L35">
        <text:list-item>
          <text:list>
            <text:list-item>
              <text:p text:style-name="P47">Nombre de dribbles (ou %age de réussis)</text:p>
            </text:list-item>
            <text:list-item>
              <text:p text:style-name="P47">Nombre de passes réussies</text:p>
            </text:list-item>
            <text:list-item>
              <text:p text:style-name="P47">Nombre de passes décisives</text:p>
            </text:list-item>
            <text:list-item>
              <text:p text:style-name="P47">Nombre de buts </text:p>
            </text:list-item>
            <text:list-item>
              <text:p text:style-name="P47">Nombre d'occasions créées</text:p>
            </text:list-item>
            <text:list-item>
              <text:p text:style-name="P47">Fautes</text:p>
            </text:list-item>
            <text:list-item>
              <text:p text:style-name="P47">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6018757924773946162" text:style-name="L36">
        <text:list-item>
          <text:list>
            <text:list-item>
              <text:p text:style-name="P48">Nombre de tacles</text:p>
            </text:list-item>
            <text:list-item>
              <text:p text:style-name="P48">Nombre d'interceptions et/ou Blocks</text:p>
            </text:list-item>
            <text:list-item>
              <text:p text:style-name="P48">Nombres de duels aériens gagnés</text:p>
            </text:list-item>
            <text:list-item>
              <text:p text:style-name="P48">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5075047534765353514" text:style-name="L37">
        <text:list-item>
          <text:list>
            <text:list-item>
              <text:p text:style-name="P66">Nombre de tacles</text:p>
            </text:list-item>
            <text:list-item>
              <text:p text:style-name="P66">Interceptions ou Blocks</text:p>
            </text:list-item>
            <text:list-item>
              <text:p text:style-name="P66">Duels aériens</text:p>
            </text:list-item>
            <text:list-item>
              <text:p text:style-name="P66">Longues passes ou %age de passes réussies</text:p>
            </text:list-item>
            <text:list-item>
              <text:p text:style-name="P66">%age de dribbles réussis</text:p>
            </text:list-item>
            <text:list-item>
              <text:p text:style-name="P66">Fautes et cartons</text:p>
            </text:list-item>
            <text:list-item>
              <text:p text:style-name="P66">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1346894781975508261" text:style-name="L38">
        <text:list-item>
          <text:list>
            <text:list-item>
              <text:p text:style-name="P67">% de "crosses" stopés par le gardien (feintes)</text:p>
            </text:list-item>
            <text:list-item>
              <text:p text:style-name="P67">% de saves</text:p>
            </text:list-item>
            <text:list-item>
              <text:p text:style-name="P67">Nombre de buts encaissés</text:p>
            </text:list-item>
            <text:list-item>
              <text:p text:style-name="P67">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4795308219147601768" text:style-name="L39">
        <text:list-item>
          <text:list>
            <text:list-item>
              <text:p text:style-name="P68">Nombre de buts</text:p>
            </text:list-item>
            <text:list-item>
              <text:p text:style-name="P68"><text:soft-page-break/>% de dribbles réussis</text:p>
            </text:list-item>
            <text:list-item>
              <text:p text:style-name="P68">% de passes réussis </text:p>
            </text:list-item>
            <text:list-item>
              <text:p text:style-name="P68">Nombre d'actions créées</text:p>
            </text:list-item>
            <text:list-item>
              <text:p text:style-name="P68">Nombre de tirs (cadrés ?)</text:p>
            </text:list-item>
            <text:list-item>
              <text:p text:style-name="P68">Nombre de hors-jeu (placement)</text:p>
            </text:list-item>
            <text:list-item>
              <text:p text:style-name="P68">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1015092494037230368" text:style-name="L40">
        <text:list-item>
          <text:list>
            <text:list-item>
              <text:list>
                <text:list-item>
                  <text:list>
                    <text:list-item>
                      <text:p text:style-name="P49">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3469641688521729349" text:style-name="L41">
        <text:list-item>
          <text:list>
            <text:list-item>
              <text:p text:style-name="P50">Pas de corrélation vraiment forte pour les défenseurs</text:p>
            </text:list-item>
            <text:list-item>
              <text:p text:style-name="P50">-0.19 entre les milieux def et l'age </text:p>
            </text:list-item>
            <text:list-item>
              <text:p text:style-name="P50">0.42 pour les FW et la diff de value (normal, les attaquants sont les joueurs les plus chers), 0.39 FW et CMP (pourquoi pas) et 0.33 FW et possession.</text:p>
            </text:list-item>
            <text:list-item>
              <text:p text:style-name="P50">-0.47 gardiens et défenseurs : C'est à dire que les gardiens les plus productifs ont des défenses peut productives. C'est logique en soit, si les défenseurs ne font rien, alors le gardien travaille 3 fois plus</text:p>
            </text:list-item>
            <text:list-item>
              <text:p text:style-name="P50">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8378430" text:continue-list="list1015092494037230368" text:style-name="L40">
        <text:list-item>
          <text:list>
            <text:list-item>
              <text:list>
                <text:list-item>
                  <text:list>
                    <text:list-item>
                      <text:p text:style-name="P49">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1393142287477578317" text:style-name="L42">
        <text:list-item>
          <text:p text:style-name="P51">Défense == Cagliari : Témoigne de la pertinence de la théorie vue plus haut sur les équipes qui subissent les offensives adverses.</text:p>
        </text:list-item>
      </text:list>
      <text:list xml:id="list4111298652149212305" text:style-name="L43">
        <text:list-item>
          <text:p text:style-name="P52">Milieux == Atalanta</text:p>
        </text:list-item>
        <text:list-item>
          <text:p text:style-name="P52">Attaque == Atalanta</text:p>
        </text:list-item>
        <text:list-item>
          <text:p text:style-name="P52">Milieu défensifs == Juventus</text:p>
        </text:list-item>
        <text:list-item>
          <text:p text:style-name="P52">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5906198526765465035" text:style-name="L44">
        <text:list-item>
          <text:p text:style-name="P91">Modèle final</text:p>
        </text:list-item>
      </text:list>
      <text:p text:style-name="P1"/>
      <text:list xml:id="list4492329425798926064" text:style-name="L45">
        <text:list-item>
          <text:list>
            <text:list-item>
              <text:p text:style-name="P80">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8389349" text:continue-numbering="true" text:style-name="L45">
        <text:list-item>
          <text:list>
            <text:list-item>
              <text:p text:style-name="P80">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2039990008686339312" text:style-name="L46">
        <text:list-item>
          <text:list>
            <text:list-item>
              <text:list>
                <text:list-item>
                  <text:p text:style-name="P81">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5120225706358813163" text:style-name="L47">
        <text:list-item>
          <text:p text:style-name="P53">Convergence : Vrai dans notre cas, le modèle a convergé</text:p>
        </text:list-item>
        <text:list-item>
          <text:p text:style-name="P53">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3">Degrés de libertés résiduels : 580 ce qui reste suffisant</text:p>
        </text:list-item>
        <text:list-item>
          <text:p text:style-name="P53">Degrés de libertés du modèle : 25 </text:p>
        </text:list-item>
        <text:list-item>
          <text:p text:style-name="P53">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3">Le log-likelihood : -279,97. Il est très faible mais comparativement aux autres modèles testés (parfois avec un nombre impressionnant de variables), il fait parti des 3 meilleurs score que j'ai obtenu.</text:p>
        </text:list-item>
        <text:list-item>
          <text:p text:style-name="P53">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3">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8375143" text:continue-list="list2039990008686339312" text:style-name="L46">
        <text:list-item>
          <text:list>
            <text:list-item>
              <text:list>
                <text:list-item>
                  <text:p text:style-name="P81">Coefficients et p-values</text:p>
                </text:list-item>
              </text:list>
            </text:list-item>
          </text:list>
        </text:list-item>
      </text:list>
      <text:p text:style-name="P1"/>
      <text:p text:style-name="P2">Ci dessous les sorties du modèle :</text:p>
      <text:p text:style-name="P2"/>
      <text:p text:style-name="P1"/>
      <text:p text:style-name="P21"><draw:frame draw:style-name="fr5" draw:name="images4" text:anchor-type="paragraph" svg:width="12.002cm" svg:height="24.449cm" draw:z-index="3"><draw:image xlink:href="Pictures/100002010000023700000483A8E3AC15.png" xlink:type="simple" xlink:show="embed" xlink:actuate="onLoad"/></draw:frame></text:p>
      <text:p text:style-name="P22">Pour vous aider à la compréhension de l'image ci-dessous voici quelques indications :</text:p>
      <text:list xml:id="list837666075991758076" text:style-name="L48">
        <text:list-item>
          <text:p text:style-name="P54">Lorsque la variable est précédées d'un C c'est qu'il s'agit d'une variable catégorielle</text:p>
        </text:list-item>
        <text:list-item>
          <text:p text:style-name="P54">Dans le cas des variables catégorielle, la valeur inscrite entre [ ] correspond à la valeur liée au coefficient affiché</text:p>
        </text:list-item>
        <text:list-item>
          <text:p text:style-name="P54">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8377776" text:continue-list="list38389349" text:style-name="L45">
        <text:list-item>
          <text:list>
            <text:list-item>
              <text:p text:style-name="P80">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4662368027391310676" text:style-name="L49">
        <text:list-item>
          <text:list>
            <text:list-item>
              <text:p text:style-name="P65">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7500750749324538062" text:style-name="L50">
        <text:list-item>
          <text:p text:style-name="P55">La première, limiter la sollicitation des défenseurs permets de les garder alertes et énergique sur les quelques phases défensives qu'ils auront à jouer.</text:p>
        </text:list-item>
        <text:list-item>
          <text:p text:style-name="P55">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8393985" text:continue-list="list38377776" text:style-name="L45">
        <text:list-item>
          <text:list>
            <text:list-header>
              <text:p text:style-name="P80"/>
            </text:list-header>
            <text:list-item>
              <text:p text:style-name="P92">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6732744028449353301" text:style-name="L51">
        <text:list-item>
          <text:list>
            <text:list-item>
              <text:list>
                <text:list-item>
                  <text:p text:style-name="P82">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8766061872029773802" text:style-name="L52">
        <text:list-item>
          <text:list>
            <text:list-item>
              <text:list>
                <text:list-item>
                  <text:list>
                    <text:list-item>
                      <text:p text:style-name="P83">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text:soft-page-break/>Sans surprise, sur ce troisième graphique représentant la présence d'au moins un top milieux défenseurs dans les différentes formations, il n'existe pas de différence entre les systèmes 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text:soft-page-break/>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text:soft-page-break/>Ci dessus, le score moyen des milieux défenseurs dans les victoires (1) et dans les défaites (0). On constate une moyenne légèrement plus haute dans le cas des victoires et un score moins dispersé. Cependant, à la simple vue du graphique, il est possible d'affirmer que cela ne 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8380718" text:continue-numbering="true" text:style-name="L52">
        <text:list-item>
          <text:list>
            <text:list-item>
              <text:list>
                <text:list-item>
                  <text:list>
                    <text:list-item>
                      <text:p text:style-name="P83">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text:soft-page-break/>Sur ce premier graphique, on peut constater que les formations comptant le plus souvent des milieux productifs sont les 3-4-3 puisque la médiane se situe sur 1 tandis qu'elle est de 0 sur les autres formations. Cependant, le fait que les premier et troisième quartiles soient 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text:soft-page-break/>La distribution des scores moyens pour les milieux de FBref ne semble pas suivre une distribution normale (idem pour le logarithme) et ne sera donc, la variable telle quelle ne sera 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text:soft-page-break/>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soft-page-break/></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3-4-3 et les 4-3-3 mais rien n’apparaît dans le modèle. </text:p>
      <text:p text:style-name="P2"/>
      <text:p text:style-name="P2"/>
      <text:p text:style-name="P2">J'ai réalisé le même travail pour les attaquants :</text:p>
      <text:p text:style-name="P2"/>
      <text:list xml:id="list38401209" text:continue-numbering="true" text:style-name="L52">
        <text:list-item>
          <text:list>
            <text:list-item>
              <text:list>
                <text:list-item>
                  <text:list>
                    <text:list-item>
                      <text:p text:style-name="P83">Les attaquants (FW)</text:p>
                    </text:list-item>
                  </text:list>
                </text:list-item>
              </text:list>
            </text:list-item>
          </text:list>
        </text:list-item>
      </text:list>
      <text:p text:style-name="P1"/>
      <text:p text:style-name="P2"><text:soft-page-break/>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text:soft-page-break/>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p>
      <text:p text:style-name="P2"><text:soft-page-break/>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8"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8383455" text:continue-numbering="true" text:style-name="L52">
        <text:list-item>
          <text:list>
            <text:list-item>
              <text:list>
                <text:list-item>
                  <text:list>
                    <text:list-item>
                      <text:p text:style-name="P83">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8"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8397943" text:continue-numbering="true" text:style-name="L52">
        <text:list-item>
          <text:list>
            <text:list-item>
              <text:list>
                <text:list-item>
                  <text:list>
                    <text:list-item>
                      <text:p text:style-name="P83">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5"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8"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8407360" text:continue-numbering="true" text:style-name="L52">
        <text:list-item>
          <text:list>
            <text:list-item>
              <text:list>
                <text:list-item>
                  <text:list>
                    <text:list-item>
                      <text:p text:style-name="P83">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text:soft-page-break/></text:p>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text:soft-page-break/>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text:soft-page-break/>des milieux offensifs dans le modèle :</text:p>
      <text:p text:style-name="P2"/>
      <text:p text:style-name="P2"><draw:frame draw:style-name="fr8" draw:name="images57" text:anchor-type="paragraph" svg:width="17cm" svg:height="14.243cm" draw:z-index="55"><draw:image xlink:href="Pictures/1000020100000353000002C95BD335DF.png" xlink:type="simple" xlink:show="embed" xlink:actuate="onLoad"/></draw:frame></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8395172" text:continue-numbering="true" text:style-name="L52">
        <text:list-item>
          <text:list>
            <text:list-item>
              <text:list>
                <text:list-item>
                  <text:list>
                    <text:list-item>
                      <text:p text:style-name="P83"><text:soft-page-break/>Les milieux (MIL)</text:p>
                    </text:list-item>
                  </text:list>
                </text:list-item>
              </text:list>
            </text:list-item>
          </text:list>
        </text:list-item>
      </text:list>
      <text:p text:style-name="P2"/>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8"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8400855" text:continue-numbering="true" text:style-name="L52">
        <text:list-item>
          <text:list>
            <text:list-item>
              <text:list>
                <text:list-item>
                  <text:list>
                    <text:list-item>
                      <text:p text:style-name="P83">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text:soft-page-break/>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text:soft-page-break/></text:p>
      <text:p text:style-name="P2"/>
      <text:p text:style-name="P2"><draw:frame draw:style-name="fr4" draw:name="images56" text:anchor-type="paragraph" svg:width="15.238cm" svg:height="10.158cm" draw:z-index="54"><draw:image xlink:href="Pictures/10000201000001B0000001205A935C56.png" xlink:type="simple" xlink:show="embed" xlink:actuate="onLoad"/></draw:frame>Idem sur la victoire, les deux boites sont très similaires et les médianes sont quasi égales.</text:p>
      <text:p text:style-name="P2">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soft-page-break/></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8376060" text:continue-numbering="true" text:style-name="L52">
        <text:list-item>
          <text:list>
            <text:list-item>
              <text:list>
                <text:list-item>
                  <text:list>
                    <text:list-item>
                      <text:p text:style-name="P83">Conclusion</text:p>
                    </text:list-item>
                  </text:list>
                </text:list-item>
              </text:list>
            </text:list-item>
          </text:list>
        </text:list-item>
      </text:list>
      <text:p text:style-name="P2"/>
      <text:p text:style-name="P2">Avant de s'intéresser à la pertinence du modèle dans les autres grands championnats européens, repassons en revue les différents points remarquables issus des tests sur les postes.</text:p>
      <text:p text:style-name="P2"/>
      <text:p text:style-name="P2">a. Non significativité</text:p>
      <text:p text:style-name="P2"><text:soft-page-break/></text:p>
      <text:p text:style-name="P2">Tout d'abord, et assez évidemment, il doit être noté qu'aucun poste testé ci dessus n'est ressorti comme significatif dans le modèle. Autrement dit et d'après les tests, aucun de ces postes qu'il fasse l'objet d'un regroupement ou non, n'est corrélé significativement aux formations dans le résultat du match. C'est à dire que, contrairement aux milieux défenseurs, il n'est pas possible de dire que le choix du système modifiera la production du joueur et n'impactera le résultat final.</text:p>
      <text:p text:style-name="P2"/>
      <text:p text:style-name="P2">Cependant, je n'ai procédé à ces tests que pour vérifier l'existence du même phénomène que celui observé sur les milieux défenseurs sur d'autres postes. Cela étant dit, je ne peux pas non plus affirmer qu'aucun de ces postes n'est dépendant du système et/ou n'impacte pas le résultat.</text:p>
      <text:p text:style-name="P2">Toutefois, tester toutes les possibilités de modélisations et les croisements de variables possible prendrait beaucoup plus de temps et ne correspondrait pas à l'objet de mon travail.</text:p>
      <text:p text:style-name="P2"/>
      <text:p text:style-name="P2">Cependant, nous avons pu remarqué plusieurs point intéressants sur les postes.</text:p>
      <text:p text:style-name="P2"/>
      <text:p text:style-name="P2">b. Le 4-3-3 : Un système plus calme pour la défense</text:p>
      <text:p text:style-name="P2"/>
      <text:p text:style-name="P2">La production des défenseurs est ressortie plus faible dans les systèmes en 4-3-3. Cela peut résulter de plusieurs phénomènes. Il peut être lié au fait que les 4-3-3 sont des systèmes essentiellement joués par des équipes plus fortes qui ont la possession mais cela semble un peu exagéré. Il peut être plus simplement, le résultat d'un véritable impact d'une organisation en 4-3-3 sur le besoin des équipes d'avoir des interventions des défenseurs. Par conséquent, ces derniers seraient sollicités moins souvent (sans être pour autant plus propre) et le travail défensif serait un peu plus réparti entre les milieux défensifs et les milieux.</text:p>
      <text:p text:style-name="P2"/>
      <text:list xml:id="list4936252784509540530" text:style-name="L53">
        <text:list-item>
          <text:p text:style-name="P56">La productivité plus élevée pour le secteur offensif en victoire</text:p>
        </text:list-item>
      </text:list>
      <text:p text:style-name="P2"/>
      <text:p text:style-name="P2">Nous avons vu lors de l'étude des milieux et des attaquants, leurs productivité est plus élevée en cas de victoire. </text:p>
      <text:p text:style-name="P2">Ce résultat est sans surprise puisqu'il découle simplement du calcul de ces indices qui, pour ces postes, prennent en compte le nombre de but marqués, les passes décisives et la réussites des passes notamment. </text:p>
      <text:p text:style-name="P2">Cependant, c'est un résultat qui reste intéressant puisqu'il n'est pas forcément évident qu'une équipe gagne plus souvent lorsque ses avants marques ou réussissent plus de passes. Ces derniers sont surtout plus propres et par conséquent, aident leur équipe à gagner.</text:p>
      <text:p text:style-name="P2"/>
      <text:list xml:id="list4835217834945991345" text:style-name="L54">
        <text:list-item>
          <text:p text:style-name="P57"><text:soft-page-break/>Les tops défenseurs avec un effet proche d'être significatif</text:p>
        </text:list-item>
      </text:list>
      <text:p text:style-name="P2"/>
      <text:p text:style-name="P2">Avec une p-value à 13 %, la variable top_DF qui correspond à la présence ou non d'un défenseur productif dans l'effectif est très proche d'une significativité à 10% sur la victoire. </text:p>
      <text:p text:style-name="P2">Il n'est pas possible d'affirmer quoi que ce soit en partant de ce point là mais il reste intéressant de se dire que la présence d'un défenseur productif a un impact positif (signe du coefficient) sur les chances de victoires de l'équipe. </text:p>
      <text:p text:style-name="P2"/>
      <text:p text:style-name="P2">Ce résultat va quand même à l'encontre des premiers résultats sur les top défenseurs qui nous indiquaient que la présence d'un top défenseurs dans l'équipe (en tout cas des scores plus élevés) n'était pas bon signe pour les chances de victoire.</text:p>
      <text:p text:style-name="P2"/>
      <text:p text:style-name="P2">e. Les gardiens et leur score élevé dans les victoires.</text:p>
      <text:p text:style-name="P2"/>
      <text:p text:style-name="P2">Assez étonnamment, alors que l'inverse paraît plus logique, le score des gardiens est en général plus élevé dans les victoires que dans les défaites.</text:p>
      <text:p text:style-name="P2"/>
      <text:p text:style-name="P2">Ce résultat est contre-intuitif car nous aurions pu nous attendre à ce qu'une équipe qui gagne plus souvent soit une équipe dont le gardien n'est pas souvent sollicité car elle garde la balle et que ces défenseurs font le travail.</text:p>
      <text:p text:style-name="P2">Mais il semblerait qu'il en aille autrement, une équipe aurait donc plus de chance de victoire si son gardien est capable d'intervenir et de tenir beaucoup au cours de matchs. Ce n'est pas seulement la défense qui fait gagner les matchs mais aussi la productivité du gardien.</text:p>
      <text:p text:style-name="P2"/>
      <text:p text:style-name="P2">f. Le 3-4-3 et les Milieux Offensifs</text:p>
      <text:p text:style-name="P2"/>
      <text:p text:style-name="P2">Dans l'étude graphique du poste de milieu offensif, il est apparu que le score moyen des joueurs est en général plus élevé et très concentré autour de sa médiane. </text:p>
      <text:p text:style-name="P2">Autrement dit, les milieux offensifs seront plus productif dans ce système que dans les autre. Retenons également que la valeur médiane du 4-5-1 est également plus élevée mais sa dispersion étant plus grande, ce résultat peut moins être considéré comme significatif.</text:p>
      <text:p text:style-name="P2"/>
      <text:p text:style-name="P2">g. Les 3-5-2 et 4-3-3 et la présence de top milieux</text:p>
      <text:p text:style-name="P2"/>
      <text:p text:style-name="P2">Un peu à l'image de la productivité des milieux offensifs sur le 3-4-3, les scores moyens des milieux issus du site football-critic sont en général plus élevés sur ces deux formations.</text:p>
      <text:p text:style-name="P2"/>
      <text:p text:style-name="P2">Dans ce cas, nous avons constater également que la présence des top milieux est concentrée <text:soft-page-break/>dans ces systèmes. Sont-ils vraiment plus propices au développement des milieux (centraux et latéraux) ou cela relève simplement de la méthode de calcul.</text:p>
      <text:p text:style-name="P2"/>
      <text:p text:style-name="P2">h. Les défenses à 4 et la présence d'ailiers.</text:p>
      <text:p text:style-name="P2"/>
      <text:p text:style-name="P2">Un peu à l'image des top milieux, nous avons constater la présence des top ailiers dans les systèmes avec 4 défenseurs.</text:p>
      <text:p text:style-name="P2">Cependant, ma première hypothèse et celle qui me semble la plus logique est simplement que ce poste n'existe probablement que dans ces formations puisque dans un système à 3 défenseurs, ce sont les arrières latéraux qui ont ce rôle de piston offensif. Ils apparaissent parmi les milieux mais sont actifs des deux côtés du terrain tandis que les ailiers sont des spécialistes de l'attaque.</text:p>
      <text:p text:style-name="P2"/>
      <text:p text:style-name="P2">Toutes ces conclusions peuvent amener à un approfondissement de ces phénomènes via une étude plus complète. Mais pour continuer sur le modèle initial, j'aimerais tester les coefficients et les différentes statistiques issues du modèles sur d'autres championnats pour pouvoir affirmer ou non que le modèle est un modèle expliquant des phénomènes liés au football ou bien juste des phénomènes liés au calcio et à la série A.</text:p>
      <text:p text:style-name="P2">C'est l'objet de la partie suivante.</text:p>
      <text:p text:style-name="P2"/>
      <text:p text:style-name="P1"/>
      <text:list xml:id="list38398687" text:continue-list="list6732744028449353301" text:style-name="L51">
        <text:list-item>
          <text:list>
            <text:list-item>
              <text:list>
                <text:list-header>
                  <text:p text:style-name="P82"/>
                </text:list-header>
                <text:list-item>
                  <text:p text:style-name="P93">Comparaison entre championnats</text:p>
                </text:list-item>
              </text:list>
            </text:list-item>
          </text:list>
        </text:list-item>
      </text:list>
      <text:p text:style-name="P1"/>
      <text:p text:style-name="P2">Le modèle initial ayant montré une certaine solidité sur les données de série A 2021 – 2022, il m'est apparu nécessaire d'étudier les effets des variables sur les résultats des matchs d'autres championnats et d'autres saisons.</text:p>
      <text:p text:style-name="P2">En effet, J'aimerais savoir si mon modèle est un modèle uniquement fiable sur ces données particulières ou s'il est fonctionnel pour tous les championnats de football en faisant, par conséquent un modèle de prédiction solide pour expliquer le football dans son intégralité.</text:p>
      <text:p text:style-name="P2"/>
      <text:p text:style-name="P2">Afin d'étudier les effets des variables au travers des coefficients du modèle sur des types de football un peu différent. Pour m'éviter de multiples manipulations chronophages, je me suis focalisé sur deux championnats en particulier :</text:p>
      <text:p text:style-name="P2"><text:s/></text:p>
      <text:list xml:id="list3401830407221924218" text:style-name="L55">
        <text:list-item>
          <text:p text:style-name="P58">La Premier League Anglaise : Peut-être le championnat avec le niveau le plus élevé au monde (tout du moins l'un des plus populaire). Il se compose de nombreuses équipes prestigieuses de <text:s/>très haut niveau avec des moyens financiers dépassant tout ce qui peut se faire dans le monde du sport. Cette division anglaise me paraît également un bon exemple sur les différences de niveaux qui existent entre les équipes. Les écarts me paraissent moins marqués qu'en Italie. Le football y est différent également. Connu pour être plus rapide et plus physique, le football anglais est aussi moins réputé pour sa qualité technique et stratégique que le championnat Italien. C'est le premier candidat qui m'est venu en tête lorsque s'est posée la question de la validité de mon modèle.</text:p>
        </text:list-item>
        <text:list-item>
          <text:p text:style-name="P58">La ligue 1 Française : A l'inverse de la Premier League, la ligue 1 n'est clairement pas réputé pour être un championnat avec un niveau de jeu très élevé. Excepté quelques clubs un peu plus prestigieux et mieux dotés financièrement que le reste du championnat, la Ligue 1 est parfois mise à part des grands championnats européens, passant de 5 à 4 championnats majeurs en fonction d'où l'on se situe sur le globe. Ce championnat, aussi parfois appelé la ligue des fermiers représente surtout un vivier de jeune joueurs prometteurs pour les grands clubs européens. Dresser la liste des joueurs issus de club français et jouant aujourd'hui dans les meilleures équipes du monde prendrait bien trop de temps et ne serait pas très pertinent pour cette étude. Concernant, les différences de niveau, je pense sincèrement que la ligue 1 <text:s/>est le championnat le plus inégal d’Europe (en tout cas des 5 grands championnats majeurs). Avec un club comme le PSG dans la même division que des équipes comme Clermont ou Lorient, la différence de valeur à elle seule a de quoi donner le tournis. C'est le second candidat qui m'est venu en tête pour tester mon modèle.</text:p>
        </text:list-item>
      </text:list>
      <text:p text:style-name="P2"/>
      <text:p text:style-name="P2"><text:soft-page-break/>Ensuite, dans la mesure où je dispose de l'affluence de supporters dans le stade et que mon modèle affiche un impact significatif du fait de jouer à domicile sur le résultat du match, je me poserai la question d'évaluer les meilleurs supporters de chaque championnats (ceux ayant le plus d'impact).</text:p>
      <text:p text:style-name="P2"/>
      <text:p text:style-name="P2">Enfin, et afin de voir si ce modèle est un outil de prédiction fiable, je le testerai sur les données 2022-2023 afin de comparer les sorties avec l'état actuel de la série A.</text:p>
      <text:p text:style-name="P2"/>
      <text:p text:style-name="P2">Avant d'entrer dans le détail des tests sur le championnat Anglais, je rappelle les étapes pour constituer mes tables qui ont été les mêmes pour chaque championnat. </text:p>
      <text:p text:style-name="P2">Tout d'abord, j'utilise mes deux scripts de webscraping pour récupérer les valeurs des équipes et les résultats des matchs sur la saison depuis les sites transfertmarkt et FBref. </text:p>
      <text:p text:style-name="P2">Je poursuis avec les joueurs au poste de milieu défenseur (poste à l'origine de l'étude) mais pas pour les autres postes afin de faire des comparaisons et des tests sur mon modèle initial. </text:p>
      <text:p text:style-name="P2">Je termine avec les données moyenne de chaque joueurs sur la saison issues de Fbref une fois de plus. </text:p>
      <text:p text:style-name="P2">Un fois toutes les bases réunies, je croise le tout pour obtenir un seul et même fichier comportant l'ensemble des variables nécessaires au modèle, je vérifie les informations et je n'ai plus qu'à lancer le modèle sur ces données.</text:p>
      <text:p text:style-name="P2"/>
      <text:p text:style-name="P2">Voyons ce que j'ai obtenu sur le championnat Anglais.</text:p>
      <text:p text:style-name="P1"/>
      <text:list xml:id="list1011900568520597174" text:style-name="L56">
        <text:list-item>
          <text:list>
            <text:list-item>
              <text:list>
                <text:list-item>
                  <text:list>
                    <text:list-item>
                      <text:p text:style-name="P84">Le championnat anglais</text:p>
                    </text:list-item>
                  </text:list>
                </text:list-item>
              </text:list>
            </text:list-item>
          </text:list>
        </text:list-item>
      </text:list>
      <text:p text:style-name="P2"/>
      <text:p text:style-name="P2">a. Quelques observations générales sur le championnat</text:p>
      <text:p text:style-name="P2"/>
      <text:p text:style-name="P2">J'ai déjà un peu détaillé la premier League à plusieurs reprises au cours de ce document. Cependant, avant de tester les data sur le modèle j'aimerais revenir sur certains points propres à ce championnat.</text:p>
      <text:p text:style-name="P2"/>
      <text:p text:style-name="P2">Il s'agit probablement du championnat le plus populaire a monde et le plus réputé. A l'aube de la coupe du monde en Amérique du nord de 2024, il n'est pas rare de voir des vidéos de jeunes états-uniens se formant au football au travers du championnat anglais. Rien à redire à ça, ce choix est, me semble-t-il le plus judicieux tant le jeu anglais est dynamique et les équipes sont prestigieuses. </text:p>
      <text:p text:style-name="P2"/>
      <text:p text:style-name="P2">Qui dit équipe prestigieuses dit automatiquement attractivité. Pour les joueurs d'une part mais aussi pour les investisseurs. C'est un point qui m'a tout de suite marqué lorsque je me <text:soft-page-break/>suis penché sur les données de premier league. Il s'agit du seul championnat au monde dans lequel une équipe est évaluée à 1 milliard d'euros. Ce qui m'a valu une petite manipulation supplémentaire dans mes fichiers au passage.</text:p>
      <text:p text:style-name="P2">Cette équipe ? Manchester City qui, par la même occasion, a remporté le championnat en 2021 – 2022 et est, à l'heure où j'écris ces lignes deuxième et encore en course en quart de finale de ligue des champions.</text:p>
      <text:p text:style-name="P2"/>
      <text:p text:style-name="P2">Comme je le signalais dans la partie précédente, les plus grands noms de clubs sont en grande partie dans ce championnat. Si la série A comporte des monument comme la Juve, l'Inter, le Milan ou le Napoli. La premier League n'en fini plus comptant dans ses rangs Arsenal, Manchester United, Chelsea, Liverpool, Totteham, Newacstle … Concrètement, la quasi totalité des 20 équipes ont des noms qui vous seront familiers même si vous ne vous intéressez pas particulièrement au football.</text:p>
      <text:p text:style-name="P2"/>
      <text:p text:style-name="P2">Par conséquent, et comme pour la série A, même les plus petits clubs jouissent d'une certaine attractivité car ils offrent la visibilité pour un joueur dans le championnat le plus connu.</text:p>
      <text:p text:style-name="P2"/>
      <text:p text:style-name="P2">Pour beaucoup, le football Anglais offre l'un des meilleurs football au monde si ce n'est le meilleur. Cependant, il n'a pas l'étiquette qui reste celle des équipes Italiennes de championnat technique et tactique.</text:p>
      <text:p text:style-name="P2"/>
      <text:p text:style-name="P2">Avant de passer aux résultats, demandons nous simplement quelles conclusions du modèle initial pourraient être différentes connaissant le football anglais. Si la technique et la défense y sont moins présentent, alors les conclusions sur la présence de top milieu défenseurs et le score des défenseurs pourraient bouger. </text:p>
      <text:p text:style-name="P2">La moins grande popularité des défenses à 3 pourraient également impacter les résultats. Il est tout à fait possible que les résultats sur la possession soient différents voir complètement opposé. Rappelons simplement qu'en Italie, la possession avait un impact négatif significatif sur les chances de victoire.</text:p>
      <text:p text:style-name="P2"/>
      <text:p text:style-name="P2">Il est temps de vérifier cela en testant le modèle sur les données.</text:p>
      <text:p text:style-name="P2"/>
      <text:p text:style-name="P2">b. Résultats du modèle et interprétations </text:p>
      <text:p text:style-name="P2"/>
      <text:p text:style-name="P2">Sortie du modèle avec les données premier League 2021-2022 :</text:p>
      <text:p text:style-name="P2"/>
      <text:p text:style-name="P2"/>
      <text:p text:style-name="P2"/>
      <text:p text:style-name="P2"><draw:frame draw:style-name="fr7" draw:name="images53" text:anchor-type="paragraph" svg:width="17cm" svg:height="12.404cm" draw:z-index="58"><draw:image xlink:href="Pictures/100002010000035E000002754DDCE1E2.png" xlink:type="simple" xlink:show="embed" xlink:actuate="onLoad"/></draw:frame><text:soft-page-break/></text:p>
      <text:p text:style-name="P2">Le premier champs de la sortie nous donne de bons espoirs sur le modèle. En effet, le pseudo-R² monte à 0,38 et la p-value du log-vraisemblance est bien meilleure que dans le modèle initial.</text:p>
      <text:p text:style-name="P2"/>
      <text:p text:style-name="P2">Mais avant de nous réjouir, regardons plutôt l'état des coefficients et des p-values du modèle.</text:p>
      <text:p text:style-name="P2"/>
      <text:p text:style-name="P2">La variable home qui indique lorsqu'une équipe joue à domicile avait un impact positif et significatif dans le modèle de base. Ici, le coefficient reste positif par contre il est non-significatif. Cela signifie que l'impact du public n'est pas pertinent sur ces données. Nous pourrions en conclure que le public anglais a moins d'effet sur les résultats de son équipe que le public Italien. Mais prenons quand même des précautions et ne nous avançons pas trop vite. Cela est peut-être le résultat du fait que les clubs anglais jouent beaucoup dans les mêmes villes (surtout Londres) et que , par conséquent, le public se déplace plus facilement, laissant moins de place aux locaux et donc moins d'impact. Une autre hypothèse pourrait être celle de l'attractivité du championnat anglais. En effet, avoir des clubs prestigieux entraîne la présence de personnalité moins attachées à l'équipe que de véritables supporters, faisant monter le prix des places et empêchant certains ultras de s'offrir une place pour supporter leur équipe. A titre comparatif, nous pourrions en déduire que le championnat anglais <text:soft-page-break/>disposerait d'un public plus proche de celui de la NBA par exemple dans lequel les gens font le déplacement pour assister à un spectacle plutôt que pour supporter véritablement leur équipe (dans une moindre mesure bien évidemment). Reste donc à déterminer laquelle de ces hypothèses est vraie. Ceux qui voudraient s'y risquer pourraient partir du prix moyen d'une place pour chaque équipe dans un modèle à effets fixes pour observer la différence entre chaque club ou créer des groupes de type d'équipes en fonction des prix et étudier leur variable domicile en fonction de leur groupe d'appartenance.</text:p>
      <text:p text:style-name="P2"/>
      <text:p text:style-name="P2">Deuxième variable, la saison, c'est à dire les matchs qui se déroule en automne comparativement au reste de l'année. Ici aussi nous perdons la significativité du coefficient. Il semblerait que cet effet un peu particulier que nous avions observé en Italie soit propre à ce championnat. Est-ce que les stratégies des équipes anglaises sur l'entrée de saison sont différentes des équipes Italiennes car leur championnat est plus relevé ? Elles auraient donc tout intérêt à ne jamais relâcher la pression et à toujours jouer au plus haut niveau (ou à modérer leurs efforts sur l'année complète) plutôt que de se focaliser sur le début d'année pour creuser directement un écart avec le reste du championnat. Si c'est le cas, nous devrions retrouver la significativité de ce coefficient sur le championnat français qui est encore plus bien déséquilibré que le championnat italien.</text:p>
      <text:p text:style-name="P2"/>
      <text:p text:style-name="P2">Ensuite, nous constatons que le fait d'obtenir un penalty est toujours significatif. En réalité il est même encore plus fort en Angleterre qu'en Italie (1,9 contre 1,1 initialement). Dans tous les cas, il s'agit donc là de la première observation qui se confirme dans les deux championnat et qui, potentiellement est commune à l'ensemble des équipes de football.</text:p>
      <text:p text:style-name="P2"/>
      <text:p text:style-name="P2">Le fait d'obtenir un carton rouge est proche d'être significatif. Sans réelle surprise, il est comme le penalty, un phénomène commun fort qui impact les résultats d'une équipe.</text:p>
      <text:p text:style-name="P2"/>
      <text:p text:style-name="P2">Dans ces données, nous n'avons que deux formations qui sont suffisamment représentées pour être utilisées dans le modèle. Il s'agit du 4-3-3 (référence pour le modèle) et du 4-5-1. En soit le coefficient de la formation n'est pas exploitable dans ce cas car il est à prendre en lien avec la présence d'un top milieu défensif. Nous gardons en tête le fait qu'il est significatif.</text:p>
      <text:p text:style-name="P2"/>
      <text:p text:style-name="P2">Les top_DM justement, leur coefficient n'est pas significatif (0,19) mais tout comme les formations, il ne peut pas être interprété seul puisqu'il est lié à la formation.</text:p>
      <text:p text:style-name="P2"/>
      <text:p text:style-name="P2">Leur coefficient croisé est positif et significatif à 2%. C'est un résultat très intéressant puisqu'il confirme l'hypothèse émise dans le championnat italien statuant que la production d'un milieu défensif va dépendre du système de jeu choisit par le coach. Si ce coefficient est positif, <text:soft-page-break/>il doit être multiplié par le coefficient des deux variables seules qui eux, sont négatif. Par conséquent, nous pouvons en déduire qu'un top milieu défenseur dans un 4-5-1 augmente les chances de victoire. </text:p>
      <text:p text:style-name="P2">Il est à noter qu'il s'agit donc là d'un phénomène commun aux deux championnats et que potentiellement (si la ligue 1 le confirme) peut être considéré comme une loi générale du football.</text:p>
      <text:p text:style-name="P2"/>
      <text:p text:style-name="P2">La variable Sh qui est simplement le nombre de tirs de l'équipe est non significative. Dans son croisement avec la variable home (non significative elle aussi) nous obtenons un coefficient non significatif et positif. Nous ne pouvons donc pas affirmer que la domination d'une équipe à domicile est un phénomène général.</text:p>
      <text:p text:style-name="P2"/>
      <text:p text:style-name="P2">La possession est non significative à 14 %. Son coefficient est négatif comme en Italie mais l'absence de véritable significativité m'empêche d'affirmer qu'il existe une quelconque généralité sur ce phénomène. C'est un résultat plutôt étonnant dans la mesure où la recherche de la possession a été un véritable style de vie pour plusieurs grands clubs européens au cours de la dernière décennie, dont plusieurs clubs anglais.</text:p>
      <text:p text:style-name="P2"/>
      <text:p text:style-name="P2">La possession est à prendre en lien avec le score moyen des milieux de terrains (autres que défensifs). Ici aussi, le résultat est non significatif et les observations/conclusions que j'avais fait lors de mes tests sur les données de série ne sont pas communes au championnat anglais. L'impact des milieux serait-il moins fort dans ce championnat ? La possession dépendrait-elle d'un autre poste ? Ces questions resteront sans réponses pour l'instant car elles ne sont pas l'objet de cette étude mais restent cependant très intéressantes pour de futurs développements.</text:p>
      <text:p text:style-name="P2"/>
      <text:p text:style-name="P2">Les facilités/difficultés offensif sont totalement non significatives ici. Je ne m'étendrai pas plus sur le sujet. J'ajouterai simplement que cela vient probablement du fait que le jeu anglais est un jeu rapide passant d'un côté du terrain à l'autre très rapidement et qu'il est possible que toutes les équipes aient plusieurs (beaucoup de) chances de marquer au cours d'un match et ce, même si elles sont moins fortes sur le papier.</text:p>
      <text:p text:style-name="P2"/>
      <text:p text:style-name="P2"/>
      <text:p text:style-name="P2">La différence de valeur possède un coefficient positif et significatif. Ce coefficient est à multiplier par centaines car il s'agit souvent de différence en centaines de millions d'euros. C'est un phénomène commun aux deux championnat et cela peut donc être considéré comme une généralité dans le football professionnel (si la ligue 1 nous le confirme par la suite). Si nous prenons le temps de comparer les coefficients de premier League et de série A, <text:soft-page-break/>nous constatons que celui de l'Italie est légèrement plus élevé augmentant les chance de victoire de 50 % par centaines de millions d'euros en plus que l'adversaire contre 42 % ici. </text:p>
      <text:p text:style-name="P2">Ce résultat était attendu et me paraissait logique. Le football moderne des grands championnats européens est totalement dépendant de la valeur des joueurs sur le marché. Les plus riches gagnent plus souvent que les plus pauvres (car leurs joueurs sont mieux valorisés donc probablement meilleurs). J'aurais aimé travailler sur un championnat comme la ligue 1 avant l'arrivée des gros investisseurs dans les clubs pour voir si ce phénomène était déjà présent ou pas. J'ai en tête les résultats de clubs comme Auxerre ou Sochaux qui avaient des petits budgets mais d'excellents centres de formation qui leur permettait d'être compétitifs au plus haut niveau. Peut-être que l'étude d'un championnat moins attractif pourrait venir casser cette généralité...</text:p>
      <text:p text:style-name="P2"/>
      <text:p text:style-name="P2">Les passes tentées sont non significatives tout comme l'age. Si la première de ces deux variables était pertinente sur les données de série A, la seconde n'était déjà pas significative mais beaucoup plus proche de 0,1. Une fois de plus, le jeu rapide anglais explique sûrement le fait que le nombre de passes ne change rien au résultat et l'âge n'étant pas vraiment pertinent à l'origine, il n'y a rien de très surprenant dans ces résultats.</text:p>
      <text:p text:style-name="P2"/>
      <text:p text:style-name="P2">A l'inverse des tirs simples, les tirs cadrés sont significatifs. Cadrer ses frappes reste un des meilleurs moyens de gagner un match de football. Surpris ? Vous ne l'êtes certainement pas. Par contre, voir qu'un tir cadré augmente les chances de victoire de 60% en Angleterre contre 42 % en Italie est un résultat plus intéressant. Qu'est ce qui explique cela ? Pour y parvenir, nous pourrions étudier les probabilité de marquer moyennes des frappes des joueurs (les fameuse variable xGls représentant les pourcentage de réussite d'une frappe en tenant compte du placement du joueur et d'autres facteurs liés à la passe précédente). Ce n'est pas non plus l'objet de cette étude mais la question se pose. Une autre hypothèse pourrait être que les joueurs anglais accèdent plus facilement à des zones préférentielles. Les défenseurs italiens sont-ils plus forts que les défenseurs anglais ou sont-ce les attaquants anglais qui sont meilleurs que les attaquants italiens ? Sûrement aucun des deux ou un peu des deux mais l'idée est intéressante.</text:p>
      <text:p text:style-name="P2"/>
      <text:p text:style-name="P2">Enfin les deux dernière variables du modèle ne sont pas significatives. Les résultats obtenus sur le score moyen des défenseurs ne sont plus d'actualité faisant du championnat anglais un championnat moins axé sur la défense et, où ceux ci sont moins sollicité (ou différemment en tout cas). Et le temps de repos n'apporte pas de chance de victoire supplémentaires pour les Anglais tandis qu'il le faisait pour les Italiens. </text:p>
      <text:p text:style-name="P2"/>
      <text:p text:style-name="P2">De ce premier championnat test nous pouvons retenir que les éléments suivants sont <text:soft-page-break/>communs au championnat Italien et à celui ci :</text:p>
      <text:list xml:id="list3339620337282498782" text:style-name="L57">
        <text:list-item>
          <text:p text:style-name="P59">Les penaltys changent le cours d'un matchs assez fortement</text:p>
        </text:list-item>
        <text:list-item>
          <text:p text:style-name="P59">L'obtention d'un carton rouge est toujours mauvais signe pour une équipe</text:p>
        </text:list-item>
        <text:list-item>
          <text:p text:style-name="P59">La productivité des milieux défensifs est fortement dépendante de la formation technique et peut impacter positivement ou négativement le résultat d'un match</text:p>
        </text:list-item>
        <text:list-item>
          <text:p text:style-name="P59">La différence de valeur est un point qui est pertinent dans l'étude des résultats d'un match</text:p>
        </text:list-item>
        <text:list-item>
          <text:p text:style-name="P59">Les tirs cadrés restent fortement significatif dans l'étude du résultat.</text:p>
        </text:list-item>
      </text:list>
      <text:p text:style-name="P2"/>
      <text:p text:style-name="P2">Les points qui sont propre au championnat italien et qui ne sont pas partagés par la premier League sont les suivants :</text:p>
      <text:list xml:id="list8826504706708160404" text:style-name="L58">
        <text:list-item>
          <text:p text:style-name="P60">L'impact du fait de jouer à domicile sur la victoire mais aussi sur la capacité à se procurer des tirs</text:p>
        </text:list-item>
        <text:list-item>
          <text:p text:style-name="P60">L'effet automne sur les résultats et donc l'engagement des équipes en début de saison qui est plus fort que sur le reste de l'année</text:p>
        </text:list-item>
        <text:list-item>
          <text:p text:style-name="P60">La possession et son impact sur la production des milieux. Le tout ayant un effet significatif sur le résultat final. Avoir des milieux techniques qui savent tenir le ballon est plus important chez nos voisins Italiens que chez nos voisins outre Manche.</text:p>
        </text:list-item>
        <text:list-item>
          <text:p text:style-name="P60">Les passes tentées, ce qui confirme la conclusion juste au dessus de celle ci sur l'importance de la propreté technique des milieux et l'effet de la possession.</text:p>
        </text:list-item>
        <text:list-item>
          <text:p text:style-name="P60">La sollicitation des défenseurs peut entraîner des défaillances qui diminuent les chance de victoire</text:p>
        </text:list-item>
      </text:list>
      <text:p text:style-name="P2"/>
      <text:p text:style-name="P2">Nous allons à présent nos poser sur le cas de la ligue 1 et voir si ces hypothèses se confirment dans un championnat encore bien différents des deux que nous avons déjà étudié.</text:p>
      <text:p text:style-name="P2"/>
      <text:list xml:id="list38400335" text:continue-list="list1011900568520597174" text:style-name="L56">
        <text:list-item>
          <text:list>
            <text:list-item>
              <text:list>
                <text:list-item>
                  <text:list>
                    <text:list-item>
                      <text:p text:style-name="P84">Le championnat français</text:p>
                    </text:list-item>
                  </text:list>
                </text:list-item>
              </text:list>
            </text:list-item>
          </text:list>
        </text:list-item>
      </text:list>
      <text:p text:style-name="P2"/>
      <text:p text:style-name="P2">a. Quelques observations générales sur le championnat</text:p>
      <text:p text:style-name="P2"/>
      <text:p text:style-name="P2">Comme j'ai déjà pu le mentionner dans les parties précédentes, le championnat français est particulier dans le sens où, pour beaucoup d'européens et même internationaux, il n'appartient pas aux 5 grands championnats d'Europe. Par conséquent il n'y en aurait que 4 mais ce championnat est de plus en plus attractif grâce à la présence du PSG et de ses investisseurs.</text:p>
      <text:p text:style-name="P2">Toutefois, les écarts qu'ils soient techniques ou financiers sont énormes en France. Le PSG est loin devant les autres avec un budget évalué à près de 900 millions d'euros et est suivi en 2021-2022 par Lyon et ses quelques 380 millions d'euros. </text:p>
      <text:p text:style-name="P2"><text:soft-page-break/>Au fond du classement, on retrouve l'AC Ajaccio avec un peu plus de 25 millions d'euros. Les différences sont monumentales et se fond souvent ressentir sur le terrain. Le football restant un sport bien particulier, nous ne sommes jamais à l'abri d'une surprise.</text:p>
      <text:p text:style-name="P2"/>
      <text:p text:style-name="P2">Longtemps réputé pour être une réserve de jeunes joueurs prometteurs, le championnat français a toujours ça pour lui d'avoir en ses rangs des équipes compétitives à petits budgets qui viennent concurrencer les gros. La plupart du temps ces jeunes joueurs ne restent pas plus d'une saison ou deux dans ce club car ils sont vites convoités par les gros marchés européens mais cela offre un véritable turnover sur le ventre mou du championnat.</text:p>
      <text:p text:style-name="P2"/>
      <text:p text:style-name="P2">Par conséquent, les différences de valeurs seront peut-être mises à mal dans ce championnat bien que le PSG, Monaco, Marseille et Lyon tendent à faire respecter la loi du plus fort (financièrement) dans notre beau championnat (de fermiers selon certains). </text:p>
      <text:p text:style-name="P2"/>
      <text:p text:style-name="P2">Les récentes venues de Messi ou Neymar à Paris n'ont pas vraiment entraînée d'effet domino sur les autres clubs par contre elles ont créée un gouffre en terme de budget et ont peut-être permis quelque part de redonner un peu d'intérêt à l’échelle internationale du championnat (droit TV, vente de maillot, la hype du PSG à l'internationale etc...)</text:p>
      <text:p text:style-name="P2"/>
      <text:p text:style-name="P2">Nous ne sommes donc ni dans un championnat proche de la Série A et de l'Angleterre avec leurs clubs mythiques et leurs moyens colossaux. Comment cela va-t-il se traduire dans les tests sur le modèle ?</text:p>
      <text:p text:style-name="P2"/>
      <text:p text:style-name="P2">b. Résultats du modèle et interprétations </text:p>
      <text:p text:style-name="P2"/>
      <text:p text:style-name="P2">Sorties du modèles avec les données Ligue 1 de 2021-2022 :</text:p>
      <text:p text:style-name="P2"/>
      <text:p text:style-name="P2"><draw:frame draw:style-name="fr8" draw:name="images60" text:anchor-type="paragraph" svg:width="17cm" svg:height="13.377cm" draw:z-index="59"><draw:image xlink:href="Pictures/100002010000035B000002A486F6038E.png" xlink:type="simple" xlink:show="embed" xlink:actuate="onLoad"/></draw:frame><text:soft-page-break/></text:p>
      <text:p text:style-name="P2">Dès le premier coup d'œil, nous pouvons constater que les résultats s'annoncent moins bons que sur le modèle anglais. Le pseudo-R² est moins bon et la p-value de log-vraisemblance également.</text:p>
      <text:p text:style-name="P2"/>
      <text:p text:style-name="P2">Concernant les coefficients, il me paraît plus rapide de dresser tout de suite la liste de ceux qui ne sont pas significatifs. </text:p>
      <text:p text:style-name="P2">Parmi ceux-ci nous trouvons le fait de jouer à domicile, le reste de la saison, les formations ainsi que la présence d'un top milieu défensif, le croisement domicile et frappes, la possession, le score moyen des milieux, les passes tentées, l'âge et le repos.</text:p>
      <text:p text:style-name="P2"/>
      <text:p text:style-name="P2">Dans cette liste, nous constatons les mêmes tendances que pour la Premier League notamment sur l'effet domicile, l'effet automne, la possession, l'âge et le repos.</text:p>
      <text:p text:style-name="P2">Les nouveautés propres au championnat Français sont l'absence d'effet de la formation sur la production du milieu défensif et sur la victoire, c'est le premier championnat où cela n'est pas significatif. A cela s'ajoute l'absence d'effet de la production des milieux. L'absence de significativité de la possession et ces deux éléments me laissent pensé que le football en France est moins axé sur les milieux et que le jeu est peut-être plus orienté sur un côté du <text:soft-page-break/>terrain. En d'autres termes, les équipes essayent d'aller devant le plus vite possible (avec des longs dégagements par exemple), elles s'appuient moins sur les qualités techniques de leurs milieux et transitent différemment des équipe Anglaises et Italiennes. </text:p>
      <text:p text:style-name="P2"/>
      <text:p text:style-name="P2">Parmi les points significatifs nous observons la récurrence des tirs/tirs cadrés, penaltys et cartons rouges qui sont vraiment des phénomènes communs à tous les championnats et à tous les matchs de football où qu'ils soient.</text:p>
      <text:p text:style-name="P2">Idem pour la différence de valeur qui finalement, confirme que le budget d'un club est un des éléments les plus fiables dans notre étude. Il est même encore plus fort en France qu'ailleurs avec une augmentation de 55% des chances de victoire par tranche de 100 millions d'euros de différence. </text:p>
      <text:p text:style-name="P2"/>
      <text:p text:style-name="P2">Les facilités et difficultés offensives sont significatives à 10% mais pas à 5%. Elles ne l'étaient pas en Premier League et étaient à peu près équivalentes en Italie. Elles témoignent d'une similarité sur l'importance d'une action offensive dans ces deux championnats. Le fait de pousser constamment son adversaire à la faute et de l'assaillir tout au long du match est plus pertinent en France et en Italie qu'en Angleterre où le football est plus rapide et où les écarts de niveaux des joueurs entre deux équipes sont peut-être moins marqués.</text:p>
      <text:p text:style-name="P2"/>
      <text:p text:style-name="P2">Enfin, le score moyen des défenseurs est significatif lui aussi à 10% avec un coefficient de -0,79, c'est à dire que l'augmentation du score d'un défenseur est le signe qu'une équipe se bats constamment contre les assauts de son adversaire et que ses chances de craquer sont fortes. Ce coefficient est plus fort en France qu'en Italie. Il va de concert avec la variable FDA et démontre l'intérêt d'être agressif et percutant dans ces deux championnats. Ces coefficients sont peut-être (sûrement) les coefficients qui justifient les écarts de moyens et de talent entre les équipes de ces deux championnats.</text:p>
      <text:p text:style-name="P2"/>
      <text:p text:style-name="P2">Suite à ce test nous pouvons retenir les choses suivantes :</text:p>
      <text:list xml:id="list1395959166780075560" text:style-name="L64">
        <text:list-item>
          <text:p text:style-name="P61">Le football en France a quelques similarités avec le football italien en ce qui concerne l'hétérogénéité de son championnat professionnel.</text:p>
        </text:list-item>
        <text:list-item>
          <text:p text:style-name="P61">Les écarts de valeurs sont une fois de plus décisifs dans les chances de victoires</text:p>
        </text:list-item>
        <text:list-item>
          <text:p text:style-name="P61">Les phénomènes les plus communs sont pertinents en Ligue 1</text:p>
        </text:list-item>
      </text:list>
      <text:p text:style-name="P2"/>
      <text:p text:style-name="P2">Toutefois, certaines conclusions ne sont pas communes et font la particularité de la Ligue 1 comme l'absence d'effet de la possession mais surtout, le résultat qui a motivé l'étude à savoir, l'effet des milieux défenseurs sur les chances de victoire et l'effet de la formation sur leur productivité.</text:p>
      <text:p text:style-name="P2">Ce dernier résultat était présent en Angleterre. Il se pourrait qu'il soit la preuve d'une <text:soft-page-break/>différence majeure de style de jeu entre les championnats Italiens et Anglais et le championnat professionnel Français.</text:p>
      <text:p text:style-name="P2"/>
      <text:p text:style-name="P2"/>
      <text:p text:style-name="P2">A la suite de ces deux tests nous retenons donc :</text:p>
      <text:list xml:id="list2995179135826915559" text:style-name="L65">
        <text:list-item>
          <text:p text:style-name="P62">Qu'obtenir un penalty est une très bonne nouvelle pour une équipe où qu'elle soit sur le globe</text:p>
        </text:list-item>
        <text:list-item>
          <text:p text:style-name="P62">Que recevoir un carton rouge n'est jamais très bon pour les chances de victoire</text:p>
        </text:list-item>
        <text:list-item>
          <text:p text:style-name="P62">Que les frappes cadrés sont le signe d'une certaine domination mais surtout qu'elles sont un élément pertinent dans l'analyse et la prédiction de l'issue d'un match.</text:p>
        </text:list-item>
        <text:list-item>
          <text:p text:style-name="P62">Que les différences de valeur des équipes sont une vérité absolue dans l'étude des facteurs facilitant la victoire</text:p>
        </text:list-item>
        <text:list-item>
          <text:p text:style-name="P62">Que l'effet des milieux défensifs va de pair avec la productivité des milieux et se retrouve dans les championnats où le jeu se situe beaucoup dans l'entre jeu avec beaucoup de passe et qui nécessitent des qualités techniques très élevées</text:p>
        </text:list-item>
        <text:list-item>
          <text:p text:style-name="P62">Que la sur sollicitation des défenseurs est un indicateur pertinent dans les championnats où les différences sont très marquées</text:p>
        </text:list-item>
        <text:list-item>
          <text:p text:style-name="P62">Et que l'effet automne et l'effet domicile sont des éléments propres au championnat Italien </text:p>
        </text:list-item>
      </text:list>
      <text:p text:style-name="P2"/>
      <text:p text:style-name="P2">Maintenant ces tests réalisés, nous allons nous poser la question de la pertinence du modèle sur les autres saisons. </text:p>
      <text:p text:style-name="P2">Dans la partie suivante, nous allons tester le modèle sur les données de série sur la saison en cours et sur la saison 2020-2021.</text:p>
      <text:p text:style-name="P1"/>
      <text:list xml:id="list38395214" text:continue-list="list38398687" text:style-name="L51">
        <text:list-item>
          <text:list>
            <text:list-item>
              <text:list>
                <text:list-item>
                  <text:p text:style-name="P82">Prédictions pour la saison en cours et test sur 2020-2021</text:p>
                </text:list-item>
              </text:list>
            </text:list-item>
          </text:list>
        </text:list-item>
      </text:list>
      <text:p text:style-name="P2"/>
      <text:list xml:id="list2105967278877176010" text:style-name="L66">
        <text:list-item>
          <text:list>
            <text:list-item>
              <text:list>
                <text:list-item>
                  <text:list>
                    <text:list-item>
                      <text:p text:style-name="P63">La saison 20-21</text:p>
                    </text:list-item>
                  </text:list>
                </text:list-item>
              </text:list>
            </text:list-item>
          </text:list>
        </text:list-item>
      </text:list>
      <text:p text:style-name="P2"/>
      <text:p text:style-name="P2"/>
      <text:list xml:id="list38392297" text:continue-numbering="true" text:style-name="L66">
        <text:list-item>
          <text:list>
            <text:list-item>
              <text:list>
                <text:list-item>
                  <text:list>
                    <text:list-item>
                      <text:p text:style-name="P63">La saison 22-23</text:p>
                    </text:list-item>
                  </text:list>
                </text:list-item>
              </text:list>
            </text:list-item>
          </text:list>
        </text:list-item>
      </text:list>
      <text:p text:style-name="P1"/>
      <text:list xml:id="list4484731926230048160" text:style-name="L59">
        <text:list-item>
          <text:p text:style-name="P85">Autres types de modèles</text:p>
        </text:list-item>
      </text:list>
      <text:p text:style-name="P1"/>
      <text:list xml:id="list6739632088567036207" text:style-name="L60">
        <text:list-item>
          <text:list>
            <text:list-item>
              <text:p text:style-name="P86">Modèle à effets fixes</text:p>
            </text:list-item>
            <text:list-item>
              <text:p text:style-name="P86">Machine learning sur les formations et prédiction</text:p>
            </text:list-item>
          </text:list>
        </text:list-item>
      </text:list>
      <text:list xml:id="list6885979171185810763" text:style-name="L61">
        <text:list-item>
          <text:list>
            <text:list-item>
              <text:list>
                <text:list-item>
                  <text:list>
                    <text:list-item>
                      <text:p text:style-name="P87">Tester l'intégration des formations dans un modèle de machine <text:soft-page-break/>learning</text:p>
                    </text:list-item>
                    <text:list-item>
                      <text:p text:style-name="P87">Obtenir un résultat sur la victoire, le nul ou a défaite</text:p>
                    </text:list-item>
                  </text:list>
                </text:list-item>
              </text:list>
            </text:list-item>
          </text:list>
        </text:list-item>
      </text:list>
      <text:p text:style-name="P1"/>
      <text:list xml:id="list1255872243700009887" text:style-name="L62">
        <text:list-item>
          <text:p text:style-name="P88">Ouverture</text:p>
        </text:list-item>
      </text:list>
      <text:list xml:id="list2736587880844622376" text:style-name="L63">
        <text:list-item>
          <text:list>
            <text:list-item>
              <text:p text:style-name="P89">Études sur les postes</text:p>
            </text:list-item>
            <text:list-item>
              <text:p text:style-name="P89">Études sur l'impact des supporters</text:p>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3-21T18:14:43.27</dc:date>
    <dc:creator>Bastien Chicot</dc:creator>
    <meta:editing-duration>PT18H28M4S</meta:editing-duration>
    <meta:editing-cycles>255</meta:editing-cycles>
    <meta:document-statistic meta:table-count="12" meta:image-count="60" meta:object-count="0" meta:page-count="111" meta:paragraph-count="947" meta:word-count="27574" meta:character-count="170789"/>
  </office:meta>
</office:document-meta>
</file>